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text-align="center" style:justify-single-word="false"/>
      <style:text-properties fo:font-size="10pt" style:font-size-asian="10pt" style:font-size-complex="10pt"/>
    </style:style>
    <style:style style:name="P4" style:family="paragraph" style:parent-style-name="Standard">
      <style:paragraph-properties fo:margin-top="0in" fo:margin-bottom="0in" loext:contextual-spacing="false" fo:text-align="start" style:justify-single-word="false"/>
      <style:text-properties fo:font-size="10pt" style:font-size-asian="10pt" style:font-size-complex="10pt"/>
    </style:style>
    <style:style style:name="P5" style:family="paragraph" style:parent-style-name="Standard">
      <style:paragraph-properties fo:margin-top="0in" fo:margin-bottom="0in" loext:contextual-spacing="false"/>
      <style:text-properties fo:font-size="12pt" style:font-size-asian="12pt" style:font-size-complex="12pt"/>
    </style:style>
    <style:style style:name="P6" style:family="paragraph" style:parent-style-name="Standard">
      <style:paragraph-properties fo:margin-top="0in" fo:margin-bottom="0in" loext:contextual-spacing="false"/>
      <style:text-properties fo:font-weight="bold" style:font-weight-asian="bold"/>
    </style:style>
    <style:style style:name="P7" style:family="paragraph" style:parent-style-name="Standard">
      <style:paragraph-properties fo:margin-left="0in" fo:margin-right="0in" fo:margin-top="0in" fo:margin-bottom="0in" loext:contextual-spacing="false" fo:text-indent="0.5in" style:auto-text-indent="false"/>
    </style:style>
    <style:style style:name="P8" style:family="paragraph" style:parent-style-name="Heading_20_1">
      <style:paragraph-properties fo:margin-left="0in" fo:margin-right="0in" fo:margin-top="0.278in" fo:margin-bottom="0.0835in" loext:contextual-spacing="false" fo:text-align="center" style:justify-single-word="false" fo:text-indent="0in" style:auto-text-indent="false"/>
      <style:text-properties style:text-underline-style="solid" style:text-underline-width="auto" style:text-underline-color="font-color" fo:font-weight="bold" style:font-weight-asian="bold"/>
    </style:style>
    <style:style style:name="P9" style:family="paragraph" style:parent-style-name="Heading_20_1">
      <style:paragraph-properties fo:margin-left="0in" fo:margin-right="0in" fo:margin-top="0.278in" fo:margin-bottom="0.0835in" loext:contextual-spacing="false" fo:text-align="center" style:justify-single-word="false" fo:text-indent="0in" style:auto-text-indent="false"/>
    </style:style>
    <style:style style:name="P10" style:family="paragraph" style:parent-style-name="Heading_20_1">
      <style:paragraph-properties fo:margin-top="0.278in" fo:margin-bottom="0.0835in" loext:contextual-spacing="false" fo:text-align="center" style:justify-single-word="false"/>
    </style:style>
    <style:style style:name="P11" style:family="paragraph" style:parent-style-name="Heading_20_1">
      <style:paragraph-properties fo:margin-left="0in" fo:margin-right="0in" fo:margin-top="0.278in" fo:margin-bottom="0.0835in" loext:contextual-spacing="false" fo:text-align="center" style:justify-single-word="false" fo:text-indent="0.5in" style:auto-text-indent="false"/>
    </style:style>
    <style:style style:name="P12" style:family="paragraph" style:parent-style-name="Title">
      <style:paragraph-properties fo:margin-top="0in" fo:margin-bottom="0.0417in" loext:contextual-spacing="false"/>
    </style:style>
    <style:style style:name="P13" style:family="paragraph" style:parent-style-name="Title">
      <style:paragraph-properties fo:margin-top="0in" fo:margin-bottom="0.0417in" loext:contextual-spacing="false" fo:text-align="center" style:justify-single-word="false"/>
      <style:text-properties fo:font-weight="bold" style:font-weight-asian="bold"/>
    </style:style>
    <style:style style:name="P14" style:family="paragraph" style:parent-style-name="Title">
      <style:paragraph-properties fo:margin-top="0in" fo:margin-bottom="0.0417in" loext:contextual-spacing="false" fo:text-align="center" style:justify-single-word="false"/>
      <style:text-properties fo:font-size="30pt" fo:font-weight="bold" style:font-size-asian="30pt" style:font-weight-asian="bold" style:font-size-complex="30pt"/>
    </style:style>
    <style:style style:name="P15" style:family="paragraph" style:parent-style-name="Title">
      <style:paragraph-properties fo:margin-top="0in" fo:margin-bottom="0.0417in" loext:contextual-spacing="false" fo:text-align="center" style:justify-single-word="false"/>
    </style:style>
    <style:style style:name="P16" style:family="paragraph" style:parent-style-name="Title">
      <style:paragraph-properties fo:margin-top="0in" fo:margin-bottom="0.0417in" loext:contextual-spacing="false" fo:line-height="100%" fo:text-align="center" style:justify-single-word="false"/>
    </style:style>
    <style:style style:name="P17" style:family="paragraph" style:parent-style-name="Title" style:master-page-name="Standard">
      <style:paragraph-properties fo:margin-top="0in" fo:margin-bottom="0.0417in" loext:contextual-spacing="false" fo:text-align="center" style:justify-single-word="false" style:page-number="1"/>
      <style:text-properties fo:font-weight="bold" style:font-weight-asian="bold"/>
    </style:style>
    <style:style style:name="T1" style:family="text">
      <style:text-properties fo:font-size="36pt" fo:font-weight="bold" style:font-size-asian="36pt" style:font-weight-asian="bold" style:font-size-complex="36pt"/>
    </style:style>
    <style:style style:name="T2" style:family="text">
      <style:text-properties fo:color="#666666" fo:font-size="18pt" fo:font-weight="bold" style:font-size-asian="18pt" style:font-weight-asian="bold" style:font-size-complex="18pt"/>
    </style:style>
    <style:style style:name="T3" style:family="text">
      <style:text-properties fo:font-size="30pt" fo:font-weight="bold" style:font-size-asian="30pt" style:font-weight-asian="bold" style:font-size-complex="30pt"/>
    </style:style>
    <style:style style:name="T4" style:family="text">
      <style:text-properties style:text-underline-style="solid" style:text-underline-width="auto" style:text-underline-color="font-color" fo:font-weight="bold" style:font-weight-asian="bold"/>
    </style:style>
    <style:style style:name="T5" style:family="text">
      <style:text-properties fo:font-size="12pt" style:font-size-asian="12pt" style:font-size-complex="12pt"/>
    </style:style>
    <style:style style:name="T6" style:family="text">
      <style:text-properties fo:font-size="12pt" fo:font-style="italic" style:text-underline-style="solid" style:text-underline-width="auto" style:text-underline-color="font-color" style:font-size-asian="12pt" style:font-style-asian="italic" style:font-size-complex="12pt"/>
    </style:style>
    <style:style style:name="T7"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7aqt56auikac"/></text:p>
      <text:p text:style-name="P13"><text:bookmark text:name="_c04z4a72lvxm"/></text:p>
      <text:p text:style-name="P1"/>
      <text:p text:style-name="P14"><text:bookmark text:name="_dz1wk9j0ose2"/></text:p>
      <text:p text:style-name="P15"><text:bookmark text:name="_55dx9h9w85g6"/><text:span text:style-name="T1">Learning Languages Fast and Efficiently</text:span></text:p>
      <text:p text:style-name="P1"/>
      <text:p text:style-name="P2"/>
      <text:p text:style-name="P16"><text:bookmark text:name="_mdw2dsuzyri2"/><text:span text:style-name="T2">A guide to getting the most </text:span></text:p>
      <text:p text:style-name="P16"><text:bookmark text:name="_f9e49a8bnlva"/><text:span text:style-name="T2">out of a language in a </text:span></text:p>
      <text:p text:style-name="P16"><text:bookmark text:name="_ho1yuszyle2"/><text:span text:style-name="T2">short amount of time</text:span><text:span text:style-name="T3"> </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8"><text:bookmark text:name="_4jwo3xda13sn"/></text:p>
      <text:p text:style-name="P8"><text:bookmark text:name="_hdytqbd56ful"/></text:p>
      <text:p text:style-name="P9"><text:bookmark text:name="_umk618t0xdy"/><text:span text:style-name="T4">A Quick Note</text:span></text:p>
      <text:p text:style-name="P1"/>
      <text:p text:style-name="P1"><text:span text:style-name="T5"><text:tab/>The general purpose of this guide is to teach people how to learn a language and then another, and another efficiently. This means retaining a good amount of knowledge about a language from each language. Anyone can pick up a book or a youtube tutorial on lang X, but retaining the information given and in a relatively good amount of time can be hard. A simple book titled </text:span><text:span text:style-name="T6">Learn Python In A Day</text:span><text:span text:style-name="T5"> might be able to pack a huge punch in a small amount of information, but just as a huge punch hurts a good amount, the book can overload you with information and end up with you confused or not retaining the information you had just read.</text:span></text:p>
      <text:p text:style-name="P5"/>
      <text:p text:style-name="P5"/>
      <text:p text:style-name="P1"><text:span text:style-name="T5"><text:tab/>Over a couple of years, I have delved into many languages. Concerning languages, I am not the person to learn one language and then stick with it for a horribly long time. At the same time as practicing the language I just learned, I would want to pick up the next book and keep learning. Although this can result in the opposite of learning multiple languages and end up with you not learning any at all, you can make it work. To restate our goal, this guide is here to teach you how to learn multiple languages, or even one, in a short amount of time with profitable results.</text:span></text:p>
      <text:p text:style-name="P5"/>
      <text:p text:style-name="P5"/>
      <text:p text:style-name="P5"/>
      <text:p text:style-name="P5"/>
      <text:p text:style-name="P5"/>
      <text:p text:style-name="P5"/>
      <text:p text:style-name="P5"/>
      <text:p text:style-name="P5"/>
      <text:p text:style-name="P5"/>
      <text:p text:style-name="P5"/>
      <text:p text:style-name="P5"/>
      <text:p text:style-name="P12"><text:bookmark text:name="_a2r9p0ewkktx"/></text:p>
      <text:p text:style-name="P10"><text:bookmark text:name="_rss1nkky14vj"/><text:span text:style-name="T4">Learning Your First Language</text:span></text:p>
      <text:p text:style-name="P1"><text:soft-page-break/><text:tab/>Unless you have already learned your first language, skip ahead. If you haven't, this is the only place to start. For my first language, I learned HTML, which due to my ignorance of programming languages in general lead to disappointment, and awe. The reason for disappointment came from the actual usage of the language. In my mind I wanted something that I could use to build applications with, mainly make code that I could reuse and not have to type ten lines of the same code for ten outputs of the same desired effect. Basically, the main downside with HTML is that you have to type out almost everything that you want to happen, there are no loops in HTML that allow for skipping over writing multiple lines of the same code. This brings me to my first point, know what you are getting into and/or what you are looking for. If you start a language that ends up being something that you are disappointed with, you are not going to be willing to learn and proceed in the language. Therefore, choosing a first language that will satisfy your wants will increase the probability of you gaining something from the time you spend learning it. So, for people who might not know where to start, I’ll lay it out for you (in a very generalized manner):</text:p>
      <text:p text:style-name="P1"/>
      <text:p text:style-name="P1"><text:tab/><text:span text:style-name="T7">If you have come to programming for making games, interactive programs, applications you should start out with Python, or something like it (ex. Java, C++).</text:span></text:p>
      <text:p text:style-name="P6"/>
      <text:p text:style-name="P1"><text:span text:style-name="T7"><text:tab/>If you have come for web development you should start with HTML/CSS. Technically this is two languages, but they go together like peanut butter and jelly, and one is almost pointless without the other (of course there are substitutes for both, but these are the most basic, and easy to start with). </text:span></text:p>
      <text:p text:style-name="P1"/>
      <text:p text:style-name="P1"><text:tab/>Now that you have picked out your first programming language, I will tell you now that this one will take the longest, and needs the most dedication. But once you learn one, it will be much easier for you to learn others. To start with your first programming language it is essential to understand everything that you are learning, and If you are learning from a single source, and something or multiple explanations don’t make sense, you should look at a different source to find an explanation that works for you. By doing this, and making sure that you understand what is given to you, you can reuse these concepts further along the road, making more complex ideas easier to understand and other languages similar/identical concepts much easier to pick up.</text:p>
      <text:p text:style-name="P1"><text:tab/>Next, when whatever medium you are learning from gives you a practice program to write, you should definitely try to write it. First, try to write the program without looking at the example given. Simply copying the code will not help you at all. This although is a little different for those who are watching a video. With videos, watching them write the code first and listening to the explanation, then trying to write it yourself will produce more benefit than copying the code as they type it.</text:p>
      <text:p text:style-name="P1"><text:tab/>Going along with the previous idea, when testing the code that you just wrote, it is always a good idea to experiment. Try to mess around with the code and see what happens, try to come up with your own explanation for why something does or does not work. This will indefinitely help you. By doing this not only are you building on your understanding of how the basic program works, but you will also put your mind in the right mindset.</text:p>
      <text:p text:style-name="P7">Furthermore, don’t skip over anything (very important for videos). This might be a little annoying sometimes, but it will benefit you in the longer run. Most likely when you skip something over, where you start up again will seem confusing, and that is most likely due to something mentioned briefly in the part that you skipped over. Even if nothing was mentioned, you can easily lose your train of thought when you skip something. This can also create confusion. Overall, skipping a subject or explanation that you might think you know, is usually a bad idea.</text:p>
      <text:p text:style-name="P7">Finally, one of the most important ideas when learning your first language and others after for that matter is that you have to stick with it. If you learn something, and then never use it again for three months, you will have to learn it again because you have probably forgotten it. Using the language at the least, once a week will help you learn it. As an example, I was so excited about learning my first language that I almost used it every day. This allowed me to remember everything extremely well.</text:p>
      <text:p text:style-name="P7"/>
      <text:p text:style-name="P7">In a short conclusion, following those simple steps will allow you to retain more knowledge, understand what you are learning with more depth, and increase how fast you can learn other languages after this one.</text:p>
      <text:p text:style-name="P7"/>
      <text:p text:style-name="P11"><text:bookmark text:name="_zb6lzqk8ocaq"/><text:span text:style-name="T4">Learning Another Language</text:span></text:p>
      <text:p text:style-name="P1"><text:tab/>Once you have learned a language, and I do mean learned, as in basically fluent, it will now be much easier for you to keep learning, as in another language and more of your first language. (There is never really a point at which you stop learning) But a very important step to continuing your learning is to never stop practicing what you have been taught. For, if you would stop practicing, then all the knowledge that you have about a certain language, will dissipate. You have to be flexing your memory regularly in order for anything to be effective.</text:p>
      <text:p text:style-name="P1"><text:tab/></text:p>
      <text:p text:style-name="P1"><text:tab/>Anyway, once you have “finished” with one language you can move on to your next, while still practicing the other(s) on a regular basis. (A good time to be “finished” with a language is after you have had heavy use with it, you don’t want to stop right after you finish a book, but challenge yourself with more and more projects, then you will be able to move on to another language) Learning your next language is very similar to learning your first, in fact it’s basically the same. The only exception is that this time, it’s more syntax than concepts. (only if you are learning a language that has the same functionality as the other, HTML and C++ are very different, making the overlap between the two minimal to none).During the process of learning your next language, you will mostly have to focus on how what works in this language is similar and different to your first. This way you can save time from learning concepts over again. But, just because this new language might have a lot of concept overlap with another, that doesn’t mean that you should skip over subjects frequently, this is because there are always new concepts to every language. Making sure that you don’t skip over new concepts is very important. Once again, if you miss something, most likely other tools are built on top of it, meaning if you don’t know the base, you will have trouble with the rest.</text:p>
      <text:p text:style-name="P1"><text:tab/></text:p>
      <text:p text:style-name="P1"><text:tab/>To put it in conclusion, just try to learn a new language in almost the same way as the first language you learned. But since you will already have concepts crucial to programming, it will go faster than your first ti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23" meta:word-count="1475" meta:character-count="8230" meta:non-whitespace-character-count="6759"/>
    <meta:generator>LibreOfficeDev/5.1.0.3$Linux_X86_64 LibreOffice_project/</meta:generator>
  </office:meta>
</office:document-meta>
</file>